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padding="0.097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 style:master-page-name="First_20_Page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88826544" text:id="ct188826544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8826656" text:id="ct188826656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8825816" text:id="ct188825816">
          <text:insertion>
            <office:change-info>
              <dc:creator>Gauthier Bastien</dc:creator>
              <dc:date>2012-03-16T14:50:00</dc:date>
            </office:change-info>
          </text:insertion>
        </text:changed-region>
        <text:changed-region xml:id="ct189235952" text:id="ct189235952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9233128" text:id="ct189233128">
          <text:insertion>
            <office:change-info>
              <dc:creator>Gauthier Bastien</dc:creator>
              <dc:date>2012-02-17T11:16:00</dc:date>
            </office:change-info>
          </text:insertion>
        </text:changed-region>
        <text:changed-region xml:id="ct189224992" text:id="ct189224992">
          <text:insertion>
            <office:change-info>
              <dc:creator>Gauthier Bastien</dc:creator>
              <dc:date>2012-02-24T11:11:00</dc:date>
            </office:change-info>
          </text:insertion>
        </text:changed-region>
        <text:changed-region xml:id="ct189267136" text:id="ct189267136">
          <text:insertion>
            <office:change-info>
              <dc:creator>Gauthier Bastien</dc:creator>
              <dc:date>2012-02-24T11:1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II. COMMISSION DU CADRE DE VIE ET</text:p>
      <text:p text:style-name="P5">DU LOGEMENT</text:p>
      <text:p text:style-name="P4">(<text:change-start text:change-id="ct188826544"/>self.utranslate("weekday_%s" % self.getPreMeetingDate_3().aDay().lower(), domain="plonelocales")<text:change-end text:change-id="ct188826544"/> <text:change-start text:change-id="ct188826656"/>tool.formatDate(self.getPreMeetingDate_3(), withHour=True)<text:change-end text:change-id="ct188826656"/>, <text:change-start text:change-id="ct188825816"/>self.getPreMeetingPlace_3()<text:change-end text:change-id="ct188825816"/>)</text:p>
      <text:p text:style-name="P3">Procés-verbal de la Commission</text:p>
      <text:p text:style-name="Standard"/>
      <text:p text:style-name="Standard"><office:annotation><dc:creator>Gauthier Bastien</dc:creator><dc:date>2012-02-24T11:08:01</dc:date><text:p text:style-name="P8"><text:span text:style-name="T2">do text</text:span></text:p><text:p text:style-name="P8"><text:span text:style-name="T2">from xhtml(</text:span><text:span text:style-name="T2">tool.toHTMLStrikedContent</text:span><text:span text:style-name="T2">(self.getPreMeetingAssembly_3()))</text:span></text:p></office:annotation>Assemblée de la commission</text:p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span text:style-name="T1"><office:annotation><dc:creator>Gauthier Bastien</dc:creator><dc:date>2012-02-14T16:41:11</dc:date><text:p text:style-name="P9"><text:span text:style-name="T3">do row for item in self.adapted().getPrintableItems(itemUids, categories=['commission-cadre-de-vie-et-logement',], renumber=True)</text:span></text:p></office:annotation></text:span><text:change-start text:change-id="ct189235952"/><text:span text:style-name="T1">item[0]</text:span><text:change-end text:change-id="ct189235952"/><text:span text:style-name="T1">. </text:span><text:change-start text:change-id="ct189233128"/><text:span text:style-name="T1">item[1].Title()</text:span><text:change-end text:change-id="ct189233128"/></text:p>
            <text:p text:style-name="Table_20_Contents"/>
            <text:p text:style-name="Table_20_Contents"><office:annotation><dc:creator>Gauthier Bastien</dc:creator><dc:date>2012-02-15T15:26:52</dc:date><text:p text:style-name="P8"><text:span text:style-name="T3">do text</text:span></text:p><text:p text:style-name="P8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  <text:p text:style-name="P6"><office:annotation><dc:creator>Gauthier Bastien</dc:creator><dc:date>2012-02-24T11:55:46</dc:date><text:p text:style-name="P8"><text:span text:style-name="T3">do text if </text:span><text:span text:style-name="T2">self.adapted().getPrintableItems(itemUids, categories=['commission-cadre-de-vie-et-logement-1er-supplement',])</text:span></text:p></office:annotation>Supplément<text:line-break/></text:p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office:annotation><dc:creator>Gauthier Bastien</dc:creator><dc:date>2012-02-14T16:41:11</dc:date><text:p text:style-name="P9"><text:span text:style-name="T3">do row for item in self.adapted().getPrintableItems(itemUids, categories=['commission-cadre-de-vie-et-logement-1er-supplement',], renumber=True, firstNumber=len(</text:span><text:span text:style-name="T2">self.adapted().getPrintableItems(itemUids, categories=['commission-cadre-de-vie-et-logement',], renumber=True)</text:span><text:span text:style-name="T3">)+1)</text:span></text:p></office:annotation></text:span><text:change-start text:change-id="ct189224992"/><text:span text:style-name="T1">item[0]</text:span><text:change-end text:change-id="ct189224992"/><text:span text:style-name="T1">. </text:span><text:change-start text:change-id="ct189267136"/><text:span text:style-name="T1">item[1].Title()</text:span><text:change-end text:change-id="ct189267136"/></text:p>
            <text:p text:style-name="Table_20_Contents"/>
            <text:p text:style-name="Table_20_Contents"><office:annotation><dc:creator>Gauthier Bastien</dc:creator><dc:date>2012-02-15T15:26:52</dc:date><text:p text:style-name="P8"><text:span text:style-name="T3">do text</text:span></text:p><text:p text:style-name="P8"><text:span text:style-name="T3">from xhtml(item[1].getCommissionTranscript())</text:span></text:p></office:annotation>Retranscription</text:p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1" svg:font-family="Tahoma"/>
    <style:font-face style:name="DejaVu Sans" svg:font-family="'DejaVu Sans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style:dynamic-spacing="false"/>
      </style:header-style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/>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hier Bastien</meta:initial-creator>
    <meta:creation-date>2012-02-14T16:23:17</meta:creation-date>
    <dc:date>2013-11-05T15:32:08</dc:date>
    <dc:creator>Gauthier Bastien</dc:creator>
    <meta:editing-duration>PT3H9M20S</meta:editing-duration>
    <meta:editing-cycles>53</meta:editing-cycles>
    <meta:generator>LibreOffice/3.5$Linux_x86 LibreOffice_project/350m1$Build-2</meta:generator>
    <meta:document-statistic meta:table-count="2" meta:image-count="0" meta:object-count="0" meta:page-count="1" meta:paragraph-count="11" meta:word-count="37" meta:character-count="383" meta:non-whitespace-character-count="360"/>
  </office:meta>
</office:document-meta>
</file>